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paragraph-rsid="004232e4"/>
    </style:style>
    <style:style style:name="P12" style:family="paragraph" style:parent-style-name="Standard">
      <style:text-properties officeooo:paragraph-rsid="00501858"/>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line-height="100%" fo:text-align="justify" style:justify-single-word="false"/>
      <style:text-properties officeooo:paragraph-rsid="0050a751"/>
    </style:style>
    <style:style style:name="P15" style:family="paragraph" style:parent-style-name="Standard">
      <style:text-properties officeooo:rsid="001e8345" officeooo:paragraph-rsid="0050a751"/>
    </style:style>
    <style:style style:name="P16" style:family="paragraph" style:parent-style-name="Standard">
      <style:text-properties officeooo:rsid="0021d038" officeooo:paragraph-rsid="0050a751"/>
    </style:style>
    <style:style style:name="P17"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8" style:family="paragraph" style:parent-style-name="Heading_20_2">
      <style:text-properties fo:language="de" fo:country="DE"/>
    </style:style>
    <style:style style:name="P19" style:family="paragraph" style:parent-style-name="Heading_20_2">
      <style:text-properties officeooo:rsid="001a082f" officeooo:paragraph-rsid="0050a751"/>
    </style:style>
    <style:style style:name="P20" style:family="paragraph" style:parent-style-name="Heading_20_2">
      <style:text-properties officeooo:paragraph-rsid="0050a751"/>
    </style:style>
    <style:style style:name="P21" style:family="paragraph" style:parent-style-name="Heading_20_3">
      <style:text-properties fo:language="de" fo:country="DE"/>
    </style:style>
    <style:style style:name="P22" style:family="paragraph" style:parent-style-name="Heading_20_3">
      <style:text-properties officeooo:paragraph-rsid="00266327"/>
    </style:style>
    <style:style style:name="P23" style:family="paragraph" style:parent-style-name="Heading_20_3">
      <style:text-properties officeooo:paragraph-rsid="0050a751"/>
    </style:style>
    <style:style style:name="P24" style:family="paragraph" style:parent-style-name="Heading_20_4">
      <style:text-properties officeooo:rsid="004232e4" officeooo:paragraph-rsid="004232e4"/>
    </style:style>
    <style:style style:name="P25" style:family="paragraph" style:parent-style-name="Heading_20_4">
      <style:text-properties officeooo:rsid="004232e4" officeooo:paragraph-rsid="004351f4"/>
    </style:style>
    <style:style style:name="P26" style:family="paragraph" style:parent-style-name="Heading_20_4">
      <style:text-properties officeooo:paragraph-rsid="0050a751"/>
    </style:style>
    <style:style style:name="P27" style:family="paragraph" style:parent-style-name="No_20_Spacing">
      <style:text-properties officeooo:paragraph-rsid="0050a751"/>
    </style:style>
    <style:style style:name="P28" style:family="paragraph" style:parent-style-name="Heading_20_1">
      <style:paragraph-properties fo:break-before="page"/>
      <style:text-properties officeooo:paragraph-rsid="0050a751"/>
    </style:style>
    <style:style style:name="P29" style:family="paragraph" style:parent-style-name="Contents_20_3">
      <style:paragraph-properties>
        <style:tab-stops>
          <style:tab-stop style:position="17.59cm" style:type="right" style:leader-style="dotted" style:leader-text="."/>
        </style:tab-stops>
      </style:paragraph-properties>
    </style:style>
    <style:style style:name="P30" style:family="paragraph" style:parent-style-name="Contents_20_4">
      <style:paragraph-properties>
        <style:tab-stops>
          <style:tab-stop style:position="17.59cm" style:type="right" style:leader-style="dotted" style:leader-text="."/>
        </style:tab-stops>
      </style:paragraph-properties>
    </style:style>
    <style:style style:name="P31" style:family="paragraph" style:parent-style-name="Standard">
      <style:text-properties officeooo:rsid="002043b7" officeooo:paragraph-rsid="006379c3"/>
    </style:style>
    <style:style style:name="P32" style:family="paragraph" style:parent-style-name="Standard">
      <style:text-properties officeooo:rsid="00533479" officeooo:paragraph-rsid="0062284d"/>
    </style:style>
    <style:style style:name="P33" style:family="paragraph" style:parent-style-name="Standard">
      <style:text-properties fo:color="#ce181e" officeooo:rsid="00569e56" officeooo:paragraph-rsid="0066b040"/>
    </style:style>
    <style:style style:name="P34" style:family="paragraph" style:parent-style-name="Standard">
      <style:text-properties fo:color="#ce181e" officeooo:rsid="005bb361" officeooo:paragraph-rsid="00631e76"/>
    </style:style>
    <style:style style:name="P35" style:family="paragraph" style:parent-style-name="Standard">
      <style:text-properties fo:color="#ce181e" officeooo:paragraph-rsid="0062284d"/>
    </style:style>
    <style:style style:name="P36" style:family="paragraph" style:parent-style-name="Standard">
      <style:text-properties fo:color="#ce181e" officeooo:paragraph-rsid="00631e76"/>
    </style:style>
    <style:style style:name="P37" style:family="paragraph" style:parent-style-name="Standard">
      <style:text-properties fo:color="#ce181e" fo:font-style="normal" officeooo:rsid="0066b040" officeooo:paragraph-rsid="0066b040" style:font-style-asian="normal" style:font-style-complex="normal"/>
    </style:style>
    <style:style style:name="P38" style:family="paragraph" style:parent-style-name="Standard">
      <style:text-properties officeooo:paragraph-rsid="0054fcf7"/>
    </style:style>
    <style:style style:name="P39" style:family="paragraph" style:parent-style-name="Standard">
      <style:text-properties officeooo:rsid="004232e4" officeooo:paragraph-rsid="005cd6ab"/>
    </style:style>
    <style:style style:name="P40" style:family="paragraph" style:parent-style-name="Standard">
      <style:text-properties officeooo:rsid="004232e4" officeooo:paragraph-rsid="004232e4"/>
    </style:style>
    <style:style style:name="P41" style:family="paragraph" style:parent-style-name="Standard">
      <style:text-properties officeooo:rsid="005e05ec" officeooo:paragraph-rsid="0066b040"/>
    </style:style>
    <style:style style:name="P42" style:family="paragraph" style:parent-style-name="Standard">
      <style:text-properties officeooo:rsid="001a082f" officeooo:paragraph-rsid="0050a751"/>
    </style:style>
    <style:style style:name="P43" style:family="paragraph" style:parent-style-name="Standard">
      <style:text-properties officeooo:rsid="005e2ebf" officeooo:paragraph-rsid="005e2ebf"/>
    </style:style>
    <style:style style:name="P44" style:family="paragraph" style:parent-style-name="Standard">
      <style:text-properties style:use-window-font-color="true" officeooo:rsid="005f1da7" officeooo:paragraph-rsid="00659289"/>
    </style:style>
    <style:style style:name="P45" style:family="paragraph" style:parent-style-name="Standard">
      <style:text-properties style:use-window-font-color="true" officeooo:paragraph-rsid="0062284d"/>
    </style:style>
    <style:style style:name="P46" style:family="paragraph" style:parent-style-name="Standard">
      <style:text-properties style:use-window-font-color="true" fo:font-style="normal" officeooo:rsid="0066b040" officeooo:paragraph-rsid="0066b040" style:font-style-asian="normal" style:font-style-complex="normal"/>
    </style:style>
    <style:style style:name="P47" style:family="paragraph" style:parent-style-name="Standard">
      <style:text-properties officeooo:rsid="00600dc7" officeooo:paragraph-rsid="00600dc7"/>
    </style:style>
    <style:style style:name="P48" style:family="paragraph" style:parent-style-name="Heading_20_1">
      <style:paragraph-properties fo:break-before="page"/>
    </style:style>
    <style:style style:name="P49" style:family="paragraph" style:parent-style-name="Heading_20_2">
      <style:text-properties officeooo:paragraph-rsid="0050a751"/>
    </style:style>
    <style:style style:name="P50" style:family="paragraph" style:parent-style-name="Heading_20_3">
      <style:text-properties officeooo:paragraph-rsid="0050a751"/>
    </style:style>
    <style:style style:name="P51" style:family="paragraph" style:parent-style-name="Heading_20_4">
      <style:text-properties fo:color="#ce181e" officeooo:rsid="00569e56" officeooo:paragraph-rsid="0066b040"/>
    </style:style>
    <style:style style:name="P52" style:family="paragraph" style:parent-style-name="Heading_20_4">
      <style:text-properties officeooo:rsid="004197b9" officeooo:paragraph-rsid="00569e56"/>
    </style:style>
    <style:style style:name="P53" style:family="paragraph" style:parent-style-name="Heading_20_4">
      <style:text-properties officeooo:rsid="004197b9" officeooo:paragraph-rsid="0066b040"/>
    </style:style>
    <style:style style:name="P54" style:family="paragraph" style:parent-style-name="Heading_20_4">
      <style:text-properties officeooo:rsid="004232e4" officeooo:paragraph-rsid="005cd6ab"/>
    </style:style>
    <style:style style:name="P55" style:family="paragraph" style:parent-style-name="Heading_20_4">
      <style:text-properties officeooo:paragraph-rsid="0050a751"/>
    </style:style>
    <style:style style:name="P56" style:family="paragraph" style:parent-style-name="Heading_20_4">
      <style:paragraph-properties fo:break-before="page"/>
      <style:text-properties officeooo:rsid="004232e4" officeooo:paragraph-rsid="005cd6ab"/>
    </style:style>
    <style:style style:name="P57" style:family="paragraph" style:parent-style-name="No_20_Spacing">
      <style:text-properties officeooo:paragraph-rsid="0050a751"/>
    </style:style>
    <style:style style:name="P58" style:family="paragraph" style:parent-style-name="No_20_Spacing">
      <style:text-properties officeooo:rsid="005f1da7" officeooo:paragraph-rsid="005f1da7"/>
    </style:style>
    <style:style style:name="P59" style:family="paragraph" style:parent-style-name="No_20_Spacing">
      <style:text-properties officeooo:rsid="00600dc7" officeooo:paragraph-rsid="0060a43c"/>
    </style:style>
    <style:style style:name="P60" style:family="paragraph" style:parent-style-name="No_20_Spacing">
      <style:text-properties officeooo:rsid="006182a8" officeooo:paragraph-rsid="006182a8"/>
    </style:style>
    <style:style style:name="P61" style:family="paragraph" style:parent-style-name="Title" style:master-page-name="Standard">
      <style:paragraph-properties fo:text-align="center" style:justify-single-word="false" style:page-number="auto"/>
      <style:text-properties fo:language="en" fo:country="US"/>
    </style:style>
    <style:style style:name="P62" style:family="paragraph" style:parent-style-name="Contents_20_2">
      <style:paragraph-properties>
        <style:tab-stops>
          <style:tab-stop style:position="17.59cm" style:type="right" style:leader-style="dotted" style:leader-text="."/>
        </style:tab-stops>
      </style:paragraph-properties>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officeooo:rsid="001e56b4"/>
    </style:style>
    <style:style style:name="T11" style:family="text">
      <style:text-properties officeooo:rsid="002ad3ea"/>
    </style:style>
    <style:style style:name="T12" style:family="text">
      <style:text-properties fo:font-style="normal" officeooo:rsid="002ad3ea" style:font-style-asian="normal" style:font-style-complex="normal"/>
    </style:style>
    <style:style style:name="T13" style:family="text">
      <style:text-properties fo:font-style="normal" officeooo:rsid="0062284d"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549"/>
    </style:style>
    <style:style style:name="T25" style:family="text">
      <style:text-properties officeooo:rsid="00501858"/>
    </style:style>
    <style:style style:name="T26" style:family="text">
      <style:text-properties officeooo:rsid="002043b7"/>
    </style:style>
    <style:style style:name="T27" style:family="text">
      <style:text-properties officeooo:rsid="001af34e"/>
    </style:style>
    <style:style style:name="T28" style:family="text">
      <style:text-properties fo:color="#ce181e" fo:font-style="italic" officeooo:rsid="00359b62" style:font-style-asian="italic" style:font-style-complex="italic"/>
    </style:style>
    <style:style style:name="T29" style:family="text">
      <style:text-properties officeooo:rsid="00569e56"/>
    </style:style>
    <style:style style:name="T30" style:family="text">
      <style:text-properties officeooo:rsid="0059b40f"/>
    </style:style>
    <style:style style:name="T31" style:family="text">
      <style:text-properties officeooo:rsid="005bb361"/>
    </style:style>
    <style:style style:name="T32" style:family="text">
      <style:text-properties officeooo:rsid="005cd6ab"/>
    </style:style>
    <style:style style:name="T33" style:family="text">
      <style:text-properties officeooo:rsid="005f1da7"/>
    </style:style>
    <style:style style:name="T34" style:family="text">
      <style:text-properties officeooo:rsid="005f8cd5"/>
    </style:style>
    <style:style style:name="T35" style:family="text">
      <style:text-properties officeooo:rsid="00600dc7"/>
    </style:style>
    <style:style style:name="T36" style:family="text">
      <style:text-properties officeooo:rsid="0060a43c"/>
    </style:style>
    <style:style style:name="T37" style:family="text">
      <style:text-properties officeooo:rsid="0062284d"/>
    </style:style>
    <style:style style:name="T38" style:family="text">
      <style:text-properties style:use-window-font-color="true"/>
    </style:style>
    <style:style style:name="T39" style:family="text">
      <style:text-properties style:use-window-font-color="true" officeooo:rsid="0062284d"/>
    </style:style>
    <style:style style:name="T40" style:family="text">
      <style:text-properties style:use-window-font-color="true" fo:font-style="normal" officeooo:rsid="0062284d" style:font-style-asian="normal" style:font-style-complex="normal"/>
    </style:style>
    <style:style style:name="T41" style:family="text">
      <style:text-properties style:use-window-font-color="true" fo:font-style="normal" officeooo:rsid="0066b040" style:font-style-asian="normal" style:font-style-complex="normal"/>
    </style:style>
    <style:style style:name="T42" style:family="text">
      <style:text-properties style:use-window-font-color="true" fo:font-style="italic" style:font-style-asian="italic" style:font-style-complex="italic"/>
    </style:style>
    <style:style style:name="T43" style:family="text">
      <style:text-properties style:use-window-font-color="true" fo:font-style="italic" officeooo:rsid="0062284d" style:font-style-asian="italic" style:font-style-complex="italic"/>
    </style:style>
    <style:style style:name="T44" style:family="text">
      <style:text-properties style:use-window-font-color="true" fo:font-style="italic" officeooo:rsid="00631e76" style:font-style-asian="italic" style:font-style-complex="italic"/>
    </style:style>
    <style:style style:name="T45" style:family="text">
      <style:text-properties style:use-window-font-color="true" fo:font-style="italic" officeooo:rsid="006379c3" style:font-style-asian="italic" style:font-style-complex="italic"/>
    </style:style>
    <style:style style:name="T46" style:family="text">
      <style:text-properties style:use-window-font-color="true" fo:font-style="italic" officeooo:rsid="00569e56" style:font-style-asian="italic" style:font-style-complex="italic"/>
    </style:style>
    <style:style style:name="T47" style:family="text">
      <style:text-properties style:use-window-font-color="true" fo:font-style="italic" officeooo:rsid="004232e4" style:font-style-asian="italic" style:font-style-complex="italic"/>
    </style:style>
    <style:style style:name="T48" style:family="text">
      <style:text-properties style:use-window-font-color="true" fo:font-style="italic" officeooo:rsid="004197b9" style:font-style-asian="italic" style:font-style-complex="italic"/>
    </style:style>
    <style:style style:name="T49" style:family="text">
      <style:text-properties officeooo:rsid="0065436c"/>
    </style:style>
    <style:style style:name="T50" style:family="text">
      <style:text-properties officeooo:rsid="0066b0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405_3795576367" text:style-name="Index_20_Link" text:visited-style-name="Index_20_Link">Deliverable 1<text:tab/>2</text:a></text:p>
          <text:p text:style-name="P62"><text:a xlink:type="simple" xlink:href="#__RefHeading___Toc407_3795576367" text:style-name="Index_20_Link" text:visited-style-name="Index_20_Link">Assumptions<text:tab/>2</text:a></text:p>
          <text:p text:style-name="P62"><text:a xlink:type="simple" xlink:href="#__RefHeading___Toc409_3795576367" text:style-name="Index_20_Link" text:visited-style-name="Index_20_Link">Entity Relationship Schema<text:tab/>3</text:a></text:p>
          <text:p text:style-name="P29"><text:a xlink:type="simple" xlink:href="#__RefHeading___Toc411_3795576367" text:style-name="Index_20_Link" text:visited-style-name="Index_20_Link">Schema<text:tab/>3</text:a></text:p>
          <text:p text:style-name="P29"><text:a xlink:type="simple" xlink:href="#__RefHeading___Toc413_3795576367" text:style-name="Index_20_Link" text:visited-style-name="Index_20_Link">Description<text:tab/>3</text:a></text:p>
          <text:p text:style-name="P62"><text:a xlink:type="simple" xlink:href="#__RefHeading___Toc415_3795576367" text:style-name="Index_20_Link" text:visited-style-name="Index_20_Link">Relational Schema<text:tab/>3</text:a></text:p>
          <text:p text:style-name="P29"><text:a xlink:type="simple" xlink:href="#__RefHeading___Toc417_3795576367" text:style-name="Index_20_Link" text:visited-style-name="Index_20_Link">ER schema to Relational schema<text:tab/>3</text:a></text:p>
          <text:p text:style-name="P29"><text:a xlink:type="simple" xlink:href="#__RefHeading___Toc419_3795576367" text:style-name="Index_20_Link" text:visited-style-name="Index_20_Link">DDL<text:tab/>3</text:a></text:p>
          <text:p text:style-name="P62"><text:a xlink:type="simple" xlink:href="#__RefHeading___Toc421_3795576367" text:style-name="Index_20_Link" text:visited-style-name="Index_20_Link">General Comments<text:tab/>3</text:a></text:p>
          <text:p text:style-name="P63"><text:a xlink:type="simple" xlink:href="#__RefHeading___Toc423_3795576367" text:style-name="Index_20_Link" text:visited-style-name="Index_20_Link">Deliverable 2<text:tab/>4</text:a></text:p>
          <text:p text:style-name="P62"><text:a xlink:type="simple" xlink:href="#__RefHeading___Toc425_3795576367" text:style-name="Index_20_Link" text:visited-style-name="Index_20_Link">Assumptions<text:tab/>4</text:a></text:p>
          <text:p text:style-name="P62"><text:a xlink:type="simple" xlink:href="#__RefHeading___Toc427_3795576367" text:style-name="Index_20_Link" text:visited-style-name="Index_20_Link">Data Loading<text:tab/>4</text:a></text:p>
          <text:p text:style-name="P62"><text:a xlink:type="simple" xlink:href="#__RefHeading___Toc429_3795576367" text:style-name="Index_20_Link" text:visited-style-name="Index_20_Link">Query Implementation<text:tab/>4</text:a></text:p>
          <text:p text:style-name="P30"><text:a xlink:type="simple" xlink:href="#__RefHeading___Toc471_3198480346" text:style-name="Index_20_Link" text:visited-style-name="Index_20_Link">Query 1:<text:tab/>4</text:a></text:p>
          <text:p text:style-name="P30"><text:a xlink:type="simple" xlink:href="#__RefHeading___Toc473_3198480346" text:style-name="Index_20_Link" text:visited-style-name="Index_20_Link">Query 2:<text:tab/>4</text:a></text:p>
          <text:p text:style-name="P30"><text:a xlink:type="simple" xlink:href="#__RefHeading___Toc475_3198480346" text:style-name="Index_20_Link" text:visited-style-name="Index_20_Link">Query 3:<text:tab/>4</text:a></text:p>
          <text:p text:style-name="P30"><text:a xlink:type="simple" xlink:href="#__RefHeading___Toc477_3198480346" text:style-name="Index_20_Link" text:visited-style-name="Index_20_Link">Query 4:<text:tab/>4</text:a></text:p>
          <text:p text:style-name="P30"><text:a xlink:type="simple" xlink:href="#__RefHeading___Toc479_3198480346" text:style-name="Index_20_Link" text:visited-style-name="Index_20_Link">Query 5:<text:tab/>5</text:a></text:p>
          <text:p text:style-name="P30"><text:a xlink:type="simple" xlink:href="#__RefHeading___Toc481_3198480346" text:style-name="Index_20_Link" text:visited-style-name="Index_20_Link">Query 6:<text:tab/>5</text:a></text:p>
          <text:p text:style-name="P30"><text:a xlink:type="simple" xlink:href="#__RefHeading___Toc483_3198480346" text:style-name="Index_20_Link" text:visited-style-name="Index_20_Link">Query 7:<text:tab/>5</text:a></text:p>
          <text:p text:style-name="P30"><text:a xlink:type="simple" xlink:href="#__RefHeading___Toc485_3198480346" text:style-name="Index_20_Link" text:visited-style-name="Index_20_Link">Query 8:<text:tab/>5</text:a></text:p>
          <text:p text:style-name="P30"><text:a xlink:type="simple" xlink:href="#__RefHeading___Toc487_3198480346" text:style-name="Index_20_Link" text:visited-style-name="Index_20_Link">Query 9:<text:tab/>5</text:a></text:p>
          <text:p text:style-name="P30"><text:soft-page-break/><text:a xlink:type="simple" xlink:href="#__RefHeading___Toc489_3198480346" text:style-name="Index_20_Link" text:visited-style-name="Index_20_Link">Query 10:<text:tab/>5</text:a></text:p>
          <text:p text:style-name="P30"><text:a xlink:type="simple" xlink:href="#__RefHeading___Toc435_3795576367" text:style-name="Index_20_Link" text:visited-style-name="Index_20_Link">SQL statements<text:tab/>5</text:a></text:p>
          <text:p text:style-name="P30"><text:a xlink:type="simple" xlink:href="#__RefHeading___Toc5041_3680965478" text:style-name="Index_20_Link" text:visited-style-name="Index_20_Link">Indexes:<text:tab/>5</text:a></text:p>
          <text:p text:style-name="P62"><text:a xlink:type="simple" xlink:href="#__RefHeading___Toc437_3795576367" text:style-name="Index_20_Link" text:visited-style-name="Index_20_Link">Interface<text:tab/>5</text:a></text:p>
          <text:p text:style-name="P29"><text:a xlink:type="simple" xlink:href="#__RefHeading___Toc439_3795576367" text:style-name="Index_20_Link" text:visited-style-name="Index_20_Link">Design logic Description<text:tab/>5</text:a></text:p>
          <text:p text:style-name="P29"><text:a xlink:type="simple" xlink:href="#__RefHeading___Toc441_3795576367" text:style-name="Index_20_Link" text:visited-style-name="Index_20_Link">Screenshots<text:tab/>6</text:a></text:p>
          <text:p text:style-name="P62"><text:a xlink:type="simple" xlink:href="#__RefHeading___Toc443_3795576367" text:style-name="Index_20_Link" text:visited-style-name="Index_20_Link">General Comments<text:tab/>6</text:a></text:p>
          <text:p text:style-name="P63"><text:a xlink:type="simple" xlink:href="#__RefHeading___Toc3409_3680965478" text:style-name="Index_20_Link" text:visited-style-name="Index_20_Link">Deliverable 3<text:tab/>7</text:a></text:p>
          <text:p text:style-name="P62"><text:a xlink:type="simple" xlink:href="#__RefHeading___Toc1027_3680965478" text:style-name="Index_20_Link" text:visited-style-name="Index_20_Link">Assumptions<text:tab/>7</text:a></text:p>
          <text:p text:style-name="P62"><text:a xlink:type="simple" xlink:href="#__RefHeading___Toc1029_3680965478" text:style-name="Index_20_Link" text:visited-style-name="Index_20_Link">Query Implementation<text:tab/>7</text:a></text:p>
          <text:p text:style-name="P29"><text:a xlink:type="simple" xlink:href="#__RefHeading___Toc1031_3680965478" text:style-name="Index_20_Link" text:visited-style-name="Index_20_Link">Query a:<text:tab/>7</text:a></text:p>
          <text:p text:style-name="P30"><text:a xlink:type="simple" xlink:href="#__RefHeading___Toc1033_3680965478" text:style-name="Index_20_Link" text:visited-style-name="Index_20_Link">Description of logic:<text:tab/>7</text:a></text:p>
          <text:p text:style-name="P30"><text:a xlink:type="simple" xlink:href="#__RefHeading___Toc1035_3680965478" text:style-name="Index_20_Link" text:visited-style-name="Index_20_Link">SQL statement<text:tab/>7</text:a></text:p>
          <text:p text:style-name="P62"><text:a xlink:type="simple" xlink:href="#__RefHeading___Toc1037_3680965478" text:style-name="Index_20_Link" text:visited-style-name="Index_20_Link">Query Analysis<text:tab/>7</text:a></text:p>
          <text:p text:style-name="P29"><text:a xlink:type="simple" xlink:href="#__RefHeading___Toc1039_3680965478" text:style-name="Index_20_Link" text:visited-style-name="Index_20_Link">Selected Queries (and why)<text:tab/>7</text:a></text:p>
          <text:p text:style-name="P30"><text:a xlink:type="simple" xlink:href="#__RefHeading___Toc1041_3680965478" text:style-name="Index_20_Link" text:visited-style-name="Index_20_Link">Query 1<text:tab/>7</text:a></text:p>
          <text:p text:style-name="P30"><text:a xlink:type="simple" xlink:href="#__RefHeading___Toc1043_3680965478" text:style-name="Index_20_Link" text:visited-style-name="Index_20_Link">Query 2<text:tab/>7</text:a></text:p>
          <text:p text:style-name="P30"><text:a xlink:type="simple" xlink:href="#__RefHeading___Toc1045_3680965478" text:style-name="Index_20_Link" text:visited-style-name="Index_20_Link">Query 3<text:tab/>8</text:a></text:p>
          <text:p text:style-name="P62"><text:a xlink:type="simple" xlink:href="#__RefHeading___Toc1047_3680965478" text:style-name="Index_20_Link" text:visited-style-name="Index_20_Link">Interface<text:tab/>8</text:a></text:p>
          <text:p text:style-name="P29"><text:a xlink:type="simple" xlink:href="#__RefHeading___Toc1049_3680965478" text:style-name="Index_20_Link" text:visited-style-name="Index_20_Link">Design logic Description<text:tab/>8</text:a></text:p>
          <text:p text:style-name="P29"><text:a xlink:type="simple" xlink:href="#__RefHeading___Toc1051_3680965478" text:style-name="Index_20_Link" text:visited-style-name="Index_20_Link">Screenshots<text:tab/>8</text:a></text:p>
          <text:p text:style-name="P62"><text:a xlink:type="simple" xlink:href="#__RefHeading___Toc1053_3680965478" text:style-name="Index_20_Link" text:visited-style-name="Index_20_Link">Evolution since first deliverable<text:tab/>8</text:a></text:p>
          <text:p text:style-name="P62"><text:a xlink:type="simple" xlink:href="#__RefHeading___Toc1055_3680965478" text:style-name="Index_20_Link" text:visited-style-name="Index_20_Link">General Comments<text:tab/>8</text:a></text:p>
        </text:index-body>
      </text:table-of-content>
      <text:h text:style-name="P17"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45">See <text:span text:style-name="T37">A</text:span><text:span text:style-name="T13">nnex</text:span><text:span text:style-name="T8">/deliv_1/deliv_1_ER_Schema</text:span><text:span text:style-name="T4">.</text:span><text:span text:style-name="T8">png </text:span><text:span text:style-name="T13">(first version), <text:s/>Annex</text:span><text:span text:style-name="T8">/deliv_2/deliv_2_ER_Schema.png </text:span><text:span text:style-name="T13">(latest version)</text:span></text:p>
      <text:h text:style-name="P22"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0">ships are hardly connected to preserve integrity even if it implies to drop a lot of data after deletions (</text:span><text:span text:style-name="T6">ON DELETE CASCADE</text:span><text:span text:style-name="T10">). For example, if we delete a </text:span><text:span text:style-name="T6">Country</text:span><text:span text:style-name="T10">, we will delete every </text:span><text:span text:style-name="T6">City</text:span><text:span text:style-name="T10"> in this </text:span><text:span text:style-name="T6">Country</text:span><text:span text:style-name="T10"> and therefore delete every </text:span><text:span text:style-name="T6">Neighborhood</text:span><text:span text:style-name="T10"> in the </text:span><text:span text:style-name="T6">Cities</text:span><text:span text:style-name="T10"> and so forth.</text:span></text:p>
      <text:h text:style-name="P18" text:outline-level="2"><text:bookmark-start text:name="_Toc506900036"/><text:bookmark-start text:name="__RefHeading___Toc415_3795576367"/>Relational Schema<text:bookmark-end text:name="_Toc506900036"/><text:bookmark-end text:name="__RefHeading___Toc415_3795576367"/></text:h>
      <text:h text:style-name="P21"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1">the type were not always obvious. We also decided to add a unique </text:span><text:span text:style-name="T7">id</text:span><text:span text:style-name="T12">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35"><text:span text:style-name="T38">See </text:span><text:span text:style-name="T40">Annex</text:span><text:span text:style-name="T43">/deliv_2/deliv_2_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4">correctly</text:span>. We designed the basis of the ER model, and modified it until the three of us were satisfied.</text:p>
      <text:h text:style-name="Heading_20_1" text:outline-level="1"/>
      <text:h text:style-name="P48"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32">We updated the ER model with respect to the feedback<text:span text:style-name="T38">. See </text:span><text:span text:style-name="T40">Annex</text:span><text:span text:style-name="T43">/deliv_2/deliv_2_ER_Schema.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38">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25"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25"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1">the amenities holdng</text:span>. The implementation requires the Listing and Amenity tables, and the relation that maps both of them (Listing_amenity_map).</text:p>
      <text:h text:style-name="P24"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24" text:outline-level="4"><text:bookmark-start text:name="__RefHeading___Toc477_3198480346"/>Query 4:<text:bookmark-end text:name="__RefHeading___Toc477_3198480346"/></text:h>
      <text:p text:style-name="P9">The query finds how many listings exist that are posted by two different hosts but the hosts have the same name.</text:p>
      <text:h text:style-name="P24"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24"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24"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2">For the implementation, it is very</text:span> expensive if we use the price in calendar <text:span text:style-name="T32">and compute its average</text:span>, so we use listing.price because it is satisfying approximation and time goes from 442sec to 3sec</text:p>
      <text:h text:style-name="P24"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24"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24" text:outline-level="4"><text:bookmark-start text:name="__RefHeading___Toc489_3198480346"/>Query 10:<text:bookmark-end text:name="__RefHeading___Toc489_3198480346"/></text:h>
      <text:p text:style-name="P11"><text:s/>The query finds the top-10 listings (review_score_rating) in terms of review_score_rating apartments in Barcelona. For the implementation, we used the TOP <text:span text:style-name="T30">syntax</text:span> which seems to not work.</text:p>
      <text:h text:style-name="Heading_20_4" text:outline-level="4"><text:bookmark-start text:name="_Toc506900046"/><text:bookmark-start text:name="__RefHeading___Toc435_3795576367"/>SQL statement<text:bookmark-end text:name="_Toc506900046"/><text:span text:style-name="T22">s</text:span><text:bookmark-end text:name="__RefHeading___Toc435_3795576367"/></text:h>
      <text:p text:style-name="P36"><text:span text:style-name="T40">Annex</text:span><text:span text:style-name="T43">/deliv_2/deliv_2_</text:span><text:span text:style-name="T44">queries</text:span><text:span text:style-name="T43">.sql</text:span></text:p>
      <text:h text:style-name="P52" text:outline-level="4"><text:bookmark-start text:name="__RefHeading___Toc5041_3680965478"/><text:span text:style-name="T29">Indexes</text:span>:<text:bookmark-end text:name="__RefHeading___Toc5041_3680965478"/></text:h>
      <text:p text:style-name="P41">For the query fetch times and possible indexes : </text:p>
      <text:p text:style-name="P33"><text:span text:style-name="T40">Annex</text:span><text:span text:style-name="T43">/deliv_2/deliv_2_</text:span><text:span text:style-name="T44">indexes</text:span><text:span text:style-name="T43">.sql</text:span></text:p>
      <text:h text:style-name="P53" text:outline-level="4"><text:span text:style-name="T50">Results:</text:span></text:h>
      <text:p text:style-name="P37"><text:bookmark-start text:name="_Toc5069000462"/><text:span text:style-name="T39">S</text:span><text:bookmark-end text:name="_Toc5069000462"/><text:span text:style-name="T38">ee </text:span><text:span text:style-name="T39">Annex</text:span><text:span text:style-name="T43">/deliv_2/deliv_2_</text:span><text:span text:style-name="T42">query_results</text:span><text:span text:style-name="T43">.sql</text:span></text:p>
      <text:h text:style-name="P51" text:outline-level="4"><text:soft-page-break/><text:span text:style-name="T48"/></text:h>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19">with Tkinter </text:span>and mysql-connector to link the two.</text:p>
      <text:p text:style-name="P12"><text:span text:style-name="T38">See README.md </text:span>for configuration <text:span text:style-name="T25">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36"><text:span text:style-name="T40">Annex</text:span><text:span text:style-name="T43">/deliv_2/deliv_2_</text:span><text:span text:style-name="T44">screenshots_*</text:span><text:span text:style-name="T43">.</text:span><text:span text:style-name="T44">png</text:span></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3"/>
      <text:h text:style-name="P28" text:outline-level="1"><text:bookmark-start text:name="__RefHeading___Toc3409_3680965478"/><text:bookmark-start text:name="_Toc506900051"/>Deliverable 3<text:bookmark-end text:name="__RefHeading___Toc3409_3680965478"/><text:bookmark-end text:name="_Toc506900051"/></text:h>
      <text:h text:style-name="P20" text:outline-level="2"><text:bookmark-start text:name="_Toc506900052"/><text:bookmark-start text:name="__RefHeading___Toc1027_3680965478"/>Assumptions<text:bookmark-end text:name="_Toc506900052"/><text:bookmark-end text:name="__RefHeading___Toc1027_3680965478"/></text:h>
      <text:p text:style-name="P27">&lt;In this section write down the assumptions you made about the data. Write a sentence for each assumption you made&gt;</text:p>
      <text:h text:style-name="P20" text:outline-level="2"><text:bookmark-start text:name="__RefHeading___Toc1029_3680965478"/><text:bookmark-start text:name="_Toc506900053"/>Query Implementation<text:bookmark-end text:name="__RefHeading___Toc1029_3680965478"/><text:bookmark-end text:name="_Toc506900053"/></text:h>
      <text:p text:style-name="P34"><text:span text:style-name="T41">See </text:span><text:span text:style-name="T40">Annex</text:span><text:span text:style-name="T43">/deliv_</text:span><text:span text:style-name="T44">3</text:span><text:span text:style-name="T43">/deliv_</text:span><text:span text:style-name="T44">3</text:span><text:span text:style-name="T43">_</text:span><text:span text:style-name="T44">querie</text:span><text:span text:style-name="T43">.</text:span><text:span text:style-name="T44">sql</text:span></text:p>
      <text:p text:style-name="P27">&lt;For each query&gt;</text:p>
      <text:h text:style-name="P23" text:outline-level="3"><text:bookmark-start text:name="__RefHeading___Toc1031_3680965478"/>Query a:<text:bookmark-end text:name="__RefHeading___Toc1031_3680965478"/></text:h>
      <text:h text:style-name="P26" text:outline-level="4"><text:bookmark-start text:name="_Toc506900055"/><text:bookmark-start text:name="__RefHeading___Toc1033_3680965478"/>Description of logic:<text:bookmark-end text:name="_Toc506900055"/><text:bookmark-end text:name="__RefHeading___Toc1033_3680965478"/></text:h>
      <text:p text:style-name="P27">&lt;What does the query do and how do I decide to solve it&gt;</text:p>
      <text:h text:style-name="P26" text:outline-level="4"><text:bookmark-start text:name="_Toc506900056"/><text:bookmark-start text:name="__RefHeading___Toc1035_3680965478"/>SQL statement<text:bookmark-end text:name="_Toc506900056"/><text:bookmark-end text:name="__RefHeading___Toc1035_3680965478"/></text:h>
      <text:p text:style-name="P27">&lt;The SQL statement&gt;</text:p>
      <text:p text:style-name="P27"/>
      <text:h text:style-name="P54" text:outline-level="4">Query 1:</text:h>
      <text:h text:style-name="P54" text:outline-level="4">Query <text:span text:style-name="T32">2</text:span>:</text:h>
      <text:h text:style-name="P54" text:outline-level="4">Query <text:span text:style-name="T32">3</text:span>:</text:h>
      <text:h text:style-name="P54" text:outline-level="4">Query <text:span text:style-name="T32">4</text:span>:</text:h>
      <text:h text:style-name="P54" text:outline-level="4">Query <text:span text:style-name="T32">5</text:span>:</text:h>
      <text:h text:style-name="P54" text:outline-level="4">Query <text:span text:style-name="T32">6</text:span>:</text:h>
      <text:h text:style-name="P56" text:outline-level="4">Query <text:span text:style-name="T32">7</text:span>:</text:h>
      <text:h text:style-name="P54" text:outline-level="4">Query <text:span text:style-name="T32">8</text:span>:</text:h>
      <text:h text:style-name="P54" text:outline-level="4">Query <text:span text:style-name="T32">9</text:span>:</text:h>
      <text:h text:style-name="P54" text:outline-level="4">Query 1<text:span text:style-name="T32">0</text:span>:</text:h>
      <text:h text:style-name="P54" text:outline-level="4">Query 1<text:span text:style-name="T32">1</text:span>:</text:h>
      <text:h text:style-name="P54" text:outline-level="4">Query 1<text:span text:style-name="T32">2</text:span>:</text:h>
      <text:p text:style-name="P39"/>
      <text:h text:style-name="P53" text:outline-level="4"><text:span text:style-name="T50">Results:</text:span></text:h>
      <text:p text:style-name="P37"><text:bookmark-start text:name="_Toc50690004621"/><text:span text:style-name="T39">S</text:span><text:bookmark-end text:name="_Toc50690004621"/><text:span text:style-name="T38">ee </text:span><text:span text:style-name="T39">Annex</text:span><text:span text:style-name="T43">/deliv_</text:span><text:span text:style-name="T42">3</text:span><text:span text:style-name="T43">/deliv_</text:span><text:span text:style-name="T42">3</text:span><text:span text:style-name="T43">_</text:span><text:span text:style-name="T42">query_results</text:span><text:span text:style-name="T43">.sql</text:span></text:p>
      <text:h text:style-name="P20" text:outline-level="2"><text:bookmark-start text:name="_Toc506900057"/><text:bookmark-start text:name="__RefHeading___Toc1037_3680965478"/>Query Analysis<text:bookmark-end text:name="_Toc506900057"/><text:bookmark-end text:name="__RefHeading___Toc1037_3680965478"/></text:h>
      <text:h text:style-name="P23" text:outline-level="3"><text:bookmark-start text:name="_Toc506900058"/><text:bookmark-start text:name="__RefHeading___Toc1039_3680965478"/>Selected Queries (and why)<text:bookmark-end text:name="_Toc506900058"/><text:bookmark-end text:name="__RefHeading___Toc1039_3680965478"/></text:h>
      <text:p text:style-name="P15">For the choice strategy, we first thought that the queries with the longest time execution <text:span text:style-name="T26">had the best optimization potential. <text:s/>We ran a few times each queries and found that query 4), 10) and 11) had the worst fetch times (approximatively 4.5sec, 75sec and 32sec, resp.) .</text:span></text:p>
      <text:p text:style-name="P16">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31">Moreover, it appears that MySQL generates automatically indexes in the table creations. Therefore, columns that are declared as a PRIMARY KEY, UNIQUE or FOREIGN KEY are already indexed by B+Trees. That explains why most of our queries are already very fast. <text:span text:style-name="T49">See </text:span><text:span text:style-name="T40">Annex</text:span><text:span text:style-name="T43">/</text:span><text:span text:style-name="T45">generated_indexes_MySQL</text:span><text:span text:style-name="T43">.</text:span><text:span text:style-name="T45">txt</text:span></text:p>
      <text:p text:style-name="P44">To compute the running times, we <text:span text:style-name="T34">ran each queries a few times to find the average times. We noticed that the running times also depend on what computer we’re using. </text:span>To see the running times and the added indexes for queries 4,10 and 11, <text:span text:style-name="T34">s</text:span>ee <text:span text:style-name="T13">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46">For the plans linked to the three queries, see <text:span text:style-name="T33">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9">sql </text:span>and <text:span text:style-name="T33">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9">sql</text:span></text:p>
      <text:h text:style-name="P26" text:outline-level="4"><text:bookmark-start text:name="__RefHeading___Toc1041_3680965478"/><text:bookmark-start text:name="_Toc506900059"/>Query <text:bookmark-end text:name="_Toc506900059"/><text:span text:style-name="T35">1:</text:span><text:bookmark-end text:name="__RefHeading___Toc1041_3680965478"/></text:h>
      <text:p text:style-name="P47">In the initial plan, TODO</text:p>
      <text:p text:style-name="P58"/>
      <text:h text:style-name="P26" text:outline-level="4"><text:bookmark-start text:name="_Toc506900060"/><text:bookmark-start text:name="__RefHeading___Toc1043_3680965478"/>Query <text:bookmark-end text:name="_Toc506900060"/><text:span text:style-name="T35">4:</text:span><text:bookmark-end text:name="__RefHeading___Toc1043_3680965478"/></text:h>
      <text:p text:style-name="P59">In the initial plan, we have joins which use full table scans. In terms of performance, this is the worst we can do. <text:s/><text:span text:style-name="T36">The three concerned joins use the City, Cancellation_policy and Host_verification tables.</text:span> </text:p>
      <text:p text:style-name="P59"><text:soft-page-break/>We put an index on the table Host_verification on its description column. Since it is a text, it will be faster to join on the condition [host_verification_description = 'government_id']. <text:span text:style-name="T36">We chose to not put indexes on the other tables, because the performance does not change. The number of retrieved rows and the size of the table is to small to have an impact. </text:span></text:p>
      <text:p text:style-name="P60">With the index added, the running time is divided by more than 2. <text:s/>The index is used to retrieve the row satisfying the host_verification_<text:span text:style-name="T35">description. </text:span></text:p>
      <text:h text:style-name="P26" text:outline-level="4"><text:bookmark-start text:name="_Toc506900061"/><text:bookmark-start text:name="__RefHeading___Toc1045_3680965478"/>Query <text:bookmark-end text:name="_Toc506900061"/><text:span text:style-name="T33">10:</text:span><text:bookmark-end text:name="__RefHeading___Toc1045_3680965478"/></text:h>
      <text:p text:style-name="P27">&lt;Initial Running time:</text:p>
      <text:p text:style-name="P27">Optimized Running time:</text:p>
      <text:p text:style-name="P27">Explain the improvement:</text:p>
      <text:p text:style-name="P27">Initial plan</text:p>
      <text:p text:style-name="P27">Improved plan&gt;</text:p>
      <text:h text:style-name="P20" text:outline-level="2"><text:bookmark-start text:name="_Toc506900062"/><text:bookmark-start text:name="__RefHeading___Toc1047_3680965478"/>Interface<text:bookmark-end text:name="_Toc506900062"/><text:bookmark-end text:name="__RefHeading___Toc1047_3680965478"/></text:h>
      <text:h text:style-name="P23" text:outline-level="3"><text:bookmark-start text:name="_Toc506900063"/><text:bookmark-start text:name="__RefHeading___Toc1049_3680965478"/>Design logic Description<text:bookmark-end text:name="_Toc506900063"/><text:bookmark-end text:name="__RefHeading___Toc1049_3680965478"/></text:h>
      <text:p text:style-name="P27">&lt;Describe the general logic of your design as well as the technology you decided to use&gt;</text:p>
      <text:h text:style-name="P23" text:outline-level="3"><text:bookmark-start text:name="_Toc506900064"/><text:bookmark-start text:name="__RefHeading___Toc1051_3680965478"/>Screenshots<text:bookmark-end text:name="_Toc506900064"/><text:bookmark-end text:name="__RefHeading___Toc1051_3680965478"/></text:h>
      <text:p text:style-name="P27">&lt;Provide some initial screen shots of your interface&gt;</text:p>
      <text:p text:style-name="P27"/>
      <text:h text:style-name="P19" text:outline-level="2"><text:bookmark-start text:name="__RefHeading___Toc1053_3680965478"/>Evolution since first deliverable<text:bookmark-end text:name="__RefHeading___Toc1053_3680965478"/></text:h>
      <text:p text:style-name="P42">For the first deliverable, we conceived an ER model which was not appropriated for the database. We then improved it by normalizing most of the tables to avoid redundancy. For example, we had a table House_properties(square_feet, room_type, amenities, …) which <text:span text:style-name="T27">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43">Concerning the queries, we fixed the deliverable 2 queries and added some indexes when needed. </text:p>
      <text:h text:style-name="P20" text:outline-level="2"><text:bookmark-start text:name="_Toc506900065"/><text:bookmark-start text:name="__RefHeading___Toc1055_3680965478"/>General Comments<text:bookmark-end text:name="_Toc506900065"/><text:bookmark-end text:name="__RefHeading___Toc1055_3680965478"/></text:h>
      <text:p text:style-name="P14">&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8"><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71</meta:editing-cycles>
    <meta:print-date>2016-02-28T19:29:00</meta:print-date>
    <meta:creation-date>2017-02-27T21:22:00</meta:creation-date>
    <dc:date>2019-05-30T17:37:38.513032613</dc:date>
    <dc:language>en-US</dc:language>
    <meta:editing-duration>PT4H30M20S</meta:editing-duration>
    <meta:generator>LibreOffice/6.1.6.3$MacOSX_X86_64 LibreOffice_project/5896ab1714085361c45cf540f76f60673dd96a72</meta:generator>
    <meta:document-statistic meta:table-count="1" meta:image-count="1" meta:object-count="0" meta:page-count="9" meta:paragraph-count="182" meta:word-count="1854" meta:character-count="11419" meta:non-whitespace-character-count="9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